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6943" calcext:value-type="float">
            <text:p>769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28760" calcext:value-type="float">
            <text:p>2287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1191" calcext:value-type="float">
            <text:p>1911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303796" calcext:value-type="float">
            <text:p>13037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8174" calcext:value-type="float">
            <text:p>781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31104" calcext:value-type="float">
            <text:p>2311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3773" calcext:value-type="float">
            <text:p>1937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318277" calcext:value-type="float">
            <text:p>1318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9788" calcext:value-type="float">
            <text:p>797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33123" calcext:value-type="float">
            <text:p>2331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96832" calcext:value-type="float">
            <text:p>1968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332573" calcext:value-type="float">
            <text:p>1332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80761" calcext:value-type="float">
            <text:p>807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35687" calcext:value-type="float">
            <text:p>2356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99012" calcext:value-type="float">
            <text:p>199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347818" calcext:value-type="float">
            <text:p>13478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81835" calcext:value-type="float">
            <text:p>818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37811" calcext:value-type="float">
            <text:p>2378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02051" calcext:value-type="float">
            <text:p>2020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361629" calcext:value-type="float">
            <text:p>13616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40017" calcext:value-type="float">
            <text:p>2400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04271" calcext:value-type="float">
            <text:p>2042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377261" calcext:value-type="float">
            <text:p>1377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83852" calcext:value-type="float">
            <text:p>838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42474" calcext:value-type="float">
            <text:p>2424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06382" calcext:value-type="float">
            <text:p>2063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392523" calcext:value-type="float">
            <text:p>13925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85095" calcext:value-type="float">
            <text:p>8509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45028" calcext:value-type="float">
            <text:p>2450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08400" calcext:value-type="float">
            <text:p>20840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405156" calcext:value-type="float">
            <text:p>140515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86332" calcext:value-type="float">
            <text:p>863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47535" calcext:value-type="float">
            <text:p>24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11437" calcext:value-type="float">
            <text:p>21143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418617" calcext:value-type="float">
            <text:p>14186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88275" calcext:value-type="float">
            <text:p>882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49449" calcext:value-type="float">
            <text:p>2494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16049" calcext:value-type="float">
            <text:p>2160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430159" calcext:value-type="float">
            <text:p>14301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90047" calcext:value-type="float">
            <text:p>900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51539" calcext:value-type="float">
            <text:p>25153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19699" calcext:value-type="float">
            <text:p>21969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442678" calcext:value-type="float">
            <text:p>14426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92081" calcext:value-type="float">
            <text:p>920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53456" calcext:value-type="float">
            <text:p>2534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23765" calcext:value-type="float">
            <text:p>2237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454694" calcext:value-type="float">
            <text:p>1454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93816" calcext:value-type="float">
            <text:p>938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55684" calcext:value-type="float">
            <text:p>255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27845" calcext:value-type="float">
            <text:p>2278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464873" calcext:value-type="float">
            <text:p>14648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95340" calcext:value-type="float">
            <text:p>953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58250" calcext:value-type="float">
            <text:p>258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31170" calcext:value-type="float">
            <text:p>231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478480" calcext:value-type="float">
            <text:p>14784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96250" calcext:value-type="float">
            <text:p>96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61431" calcext:value-type="float">
            <text:p>2614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33503" calcext:value-type="float">
            <text:p>2335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493127" calcext:value-type="float">
            <text:p>14931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97634" calcext:value-type="float">
            <text:p>976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64453" calcext:value-type="float">
            <text:p>2644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36877" calcext:value-type="float">
            <text:p>2368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510238" calcext:value-type="float">
            <text:p>15102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98951" calcext:value-type="float">
            <text:p>989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67599" calcext:value-type="float">
            <text:p>2675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40147" calcext:value-type="float">
            <text:p>2401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527078" calcext:value-type="float">
            <text:p>15270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00489" calcext:value-type="float">
            <text:p>1004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70607" calcext:value-type="float">
            <text:p>2706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44039" calcext:value-type="float">
            <text:p>2440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543635" calcext:value-type="float">
            <text:p>15436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01936" calcext:value-type="float">
            <text:p>101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74025" calcext:value-type="float">
            <text:p>2740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47485" calcext:value-type="float">
            <text:p>2474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560317" calcext:value-type="float">
            <text:p>15603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03684" calcext:value-type="float">
            <text:p>103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276200" calcext:value-type="float">
            <text:p>2762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251982" calcext:value-type="float">
            <text:p>2519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574239" calcext:value-type="float">
            <text:p>15742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06210" calcext:value-type="float">
            <text:p>1062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283507" calcext:value-type="float">
            <text:p>2835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258101" calcext:value-type="float">
            <text:p>2581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602438" calcext:value-type="float">
            <text:p>16024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07470" calcext:value-type="float">
            <text:p>1074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287535" calcext:value-type="float">
            <text:p>28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261610" calcext:value-type="float">
            <text:p>261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614102" calcext:value-type="float">
            <text:p>16141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8299" calcext:value-type="float">
            <text:p>108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92384" calcext:value-type="float">
            <text:p>292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64580" calcext:value-type="float">
            <text:p>2645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628349" calcext:value-type="float">
            <text:p>16283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9425" calcext:value-type="float">
            <text:p>1094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298067" calcext:value-type="float">
            <text:p>2980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267324" calcext:value-type="float">
            <text:p>267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643438" calcext:value-type="float">
            <text:p>16434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10404" calcext:value-type="float">
            <text:p>1104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304331" calcext:value-type="float">
            <text:p>3043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12221" calcext:value-type="float">
            <text:p>1122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309962" calcext:value-type="float">
            <text:p>3099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10:30:59.592490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8-05T11:35:36.907665231</dc:date>
    <dc:creator>Jesus Castagnetto</dc:creator>
    <meta:editing-duration>P1DT17H56M20S</meta:editing-duration>
    <meta:editing-cycles>126</meta:editing-cycles>
    <meta:generator>LibreOffice/6.4.3.2$Linux_X86_64 LibreOffice_project/40$Build-2</meta:generator>
    <meta:document-statistic meta:table-count="1" meta:cell-count="1888" meta:object-count="0"/>
  </office:meta>
</office:document-meta>
</file>